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f73f" officeooo:paragraph-rsid="0011f73f"/>
    </style:style>
    <style:style style:name="P2" style:family="paragraph" style:parent-style-name="Text_20_body">
      <style:text-properties officeooo:rsid="0011f73f" officeooo:paragraph-rsid="0011f73f"/>
    </style:style>
    <style:style style:name="P3" style:family="paragraph" style:parent-style-name="Heading_20_1">
      <style:text-properties officeooo:rsid="0011f73f" officeooo:paragraph-rsid="0011f7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h text:style-name="P3" text:outline-level="1">First Part</text:h>
      <text:p text:style-name="P2">Hello, this is the first part of my story!</text:p>
      <text:h text:style-name="Heading_20_1" text:outline-level="1">Second Part</text:h>
      <text:p text:style-name="P2">This is the second part of my story!</text:p>
      <text:h text:style-name="Heading_20_1" text:outline-level="1">Last Part</text:h>
      <text:p text:style-name="P2">It's finished. Thanks you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6:07:55.392687045</meta:creation-date>
    <dc:date>2015-09-16T16:09:22.939899517</dc:date>
    <meta:editing-duration>P0D</meta:editing-duration>
    <meta:editing-cycles>1</meta:editing-cycles>
    <meta:document-statistic meta:table-count="0" meta:image-count="0" meta:object-count="0" meta:page-count="1" meta:paragraph-count="7" meta:word-count="28" meta:character-count="146" meta:non-whitespace-character-count="125"/>
    <meta:generator>LibreOffice/4.2.8.2$Linux_X86_64 LibreOffice_project/420m0$Build-2</meta:generator>
  </office:meta>
</office:document-meta>
</file>